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none" fo:font-weight="bold" style:font-size-asian="20pt" style:font-weight-asian="bold" style:font-size-complex="20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end" style:justify-single-word="false"/>
      <style:text-properties fo:font-size="12pt" style:text-underline-style="none"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text:p text:style-name="P1">Proyecto: “m_distortion”</text:p>
      <text:p text:style-name="Standard"/>
      <text:p text:style-name="Standard"><text:span text:style-name="T1">Alumno:</text:span> </text:p>
      <text:p text:style-name="Standard"><text:tab/>Mariano Edgardo De Sousa Bispo.</text:p>
      <text:p text:style-name="P2"/>
      <text:p text:style-name="Standard"><text:span text:style-name="T1">L.U:</text:span> <text:tab/>389/08.</text:p>
      <text:p text:style-name="Standard"/>
      <text:p text:style-name="Standard"><text:span text:style-name="T1">Cursada:</text:span> </text:p>
      <text:p text:style-name="Standard"><text:tab/>Segundo cuatrimestre de 2009.</text:p>
      <text:p text:style-name="P2"/>
      <text:p text:style-name="Standard"><text:span text:style-name="T1">Notas:</text:span> </text:p>
      <text:p text:style-name="Standard"><text:tab/>Primer parcial: <text:tab/>88.</text:p>
      <text:p text:style-name="Standard"><text:tab/>Segundo parcial: <text:tab/>71.</text:p>
      <text:p text:style-name="Standard"/>
      <text:p text:style-name="P2">Objetivo:</text:p>
      <text:p text:style-name="Standard"><text:tab/>Crear un programa que simule un pedal analógico de distorsión para guitarra eléctrica. (La guitarra se enchufará directamente a la entrada de micrófono de la placa de sonido, y el sonido procesado se podrá escuchar por los parlantes de la PC).</text:p>
      <text:p text:style-name="Standard"/>
      <text:p text:style-name="P2">Motivación:</text:p>
      <text:p text:style-name="Standard"><text:tab/></text:p>
      <text:p text:style-name="Standard"><text:tab/>Utilizar lo aprendido sobre optimización de código con instrucciones SIMD <text:span text:style-name="T2">(single instruction, multiple data)</text:span> para arquitectura Intel IA-32 en la materia Organización del Computador II de la carrera de Ciencias de la Computación de la facultad de Ciencias Exactas y Naturales de la Universidad de Buenos Aires.</text:p>
      <text:p text:style-name="Standard"><text:tab/>Soy músico, baterista y guitarrista desde hace 9 años con especial fascinación en aplicar la tecnología a ambos instrumentos. Fue esa fascinación la que me impulsó a elegir ésta carrera, y en particular, éste proyecto títulado “m_distortion”.</text:p>
      <text:p text:style-name="Standard"/>
      <text:p text:style-name="P2">El programa constará de:</text:p>
      <text:p text:style-name="Standard"><text:tab/></text:p>
      <text:p text:style-name="Standard"><text:tab/>Un set de distorsiones para guitarra con la posibilidad de seleccionar el nivel de ganancia (<text:span text:style-name="T2">gain</text:span>) para cada una de ellas.</text:p>
      <text:p text:style-name="Standard"><text:tab/>Ecualizador de graves, medios, y agudos.</text:p>
      <text:p text:style-name="Standard"><text:tab/>Filtro de reducción de ruido.</text:p>
      <text:p text:style-name="Standard"><text:tab/>Función <text:span text:style-name="T2">by pass </text:span><text:span text:style-name="T3">(no se le aplica distorsión al sonido).</text:span></text:p>
      <text:p text:style-name="Standard"><text:tab/>Interfaz gráfica.</text:p>
      <text:p text:style-name="Standard"/>
      <text:p text:style-name="Standard"><text:tab/>Se incluirá un informe explicativo de todos los pasos en la creación del programa, así como información teórica sobre lo que se intenta simular, análisis estadístico del tiempo de corrida escrito en C vs. Assembler, manual explicativo del funcionamiento del programa, entre otros.</text:p>
      <text:p text:style-name="Standard"/>
      <text:p text:style-name="Standard"><text:soft-page-break/><text:tab/></text:p>
      <text:p text:style-name="Standard"/>
      <text:p text:style-name="Standard"><text:tab/>Toda estructura necesaria para realizar el programa será descripta en lenguaje C, y cualquier implementación de funciones sobre las estructuras será realizada en lenguaje Assembler, así como también todas las funciones encargadas de la distorsión de la señal de entrada (guitarra eléctrica) con optimizaciones en SSE.</text:p>
      <text:p text:style-name="Standard"><text:tab/>Para tener la mínima latencia posible, se utilizará el server de audio JACK para Linux escrito en lenguaje C, este código se encargará únicamente de activar el servidor y “transportar” lo que esté en el <text:span text:style-name="T2">input buffer</text:span> de sonido al <text:span text:style-name="T2">output buffer</text:span> de sonido.</text:p>
      <text:p text:style-name="Standard"><text:tab/>La interfaz gráfica será escrita en C y Assembler utilizando librerías ya existentes, cabe destacar que a pesar de no ser el objetivo inicial del trabajo, brindaría una buena interfaz de usuari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iansabianaa </meta:initial-creator>
    <meta:creation-date>2010-03-15T14:38:51</meta:creation-date>
    <dc:date>2010-03-20T19:46:38</dc:date>
    <dc:creator>mariansabianaa </dc:creator>
    <meta:editing-duration>PT01H08M44S</meta:editing-duration>
    <meta:editing-cycles>18</meta:editing-cycles>
    <meta:generator>OpenOffice.org/3.1$Linux OpenOffice.org_project/310m19$Build-9420</meta:generator>
    <meta:document-statistic meta:table-count="0" meta:image-count="0" meta:object-count="0" meta:page-count="2" meta:paragraph-count="27" meta:word-count="365" meta:character-count="2328"/>
  </office:meta>
</office:document-meta>
</file>